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FC00000B31C3892766622198DC.png" manifest:media-type="image/png"/>
  <manifest:file-entry manifest:full-path="Pictures/10000001000002A9000004D8A094BC51050696AC.png" manifest:media-type="image/png"/>
  <manifest:file-entry manifest:full-path="Pictures/10000001000002E3000003ED1656A9AF9017F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25.838cm" svg:x="1.001cm" svg:y="1.197cm">
          <draw:image xlink:href="Pictures/10000001000002E3000003ED1656A9AF9017F5E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211cm" svg:height="27.699cm" svg:x="3.222cm" svg:y="1.001cm">
          <draw:image xlink:href="Pictures/10000001000002A9000004D8A094BC51050696A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9.359cm" svg:x="1.001cm" svg:y="1cm">
          <draw:image xlink:href="Pictures/1000000100000AFC00000B31C3892766622198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03cm" svg:stroke-color="#ffff00" draw:marker-start-width="0.508cm" draw:marker-start-center="false" draw:marker-end-width="0.508cm" draw:marker-end-center="false" draw:fill="none" draw:fill-color="#ffffd7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2T13:31:16.947968898</meta:creation-date>
    <dc:date>2024-04-22T16:08:02.143462154</dc:date>
    <meta:editing-duration>PT2H16M22S</meta:editing-duration>
    <meta:editing-cycles>6</meta:editing-cycles>
    <meta:generator>LibreOffice/7.3.7.2$Linux_X86_64 LibreOffice_project/30$Build-2</meta:generator>
    <meta:document-statistic meta:object-count="3"/>
  </office:meta>
</office:document-meta>
</file>